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125]" office:value-type="float" office:value="556.4451">
            <text:p>556</text:p>
          </table:table-cell>
          <table:table-cell table:style-name="ce2" table:formula="of:=[.L125]" office:value-type="float" office:value="2740.2956">
            <text:p>2,74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3" table:formula="of:=[.O16]/[.O44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41]/[.B12]" office:value-type="percentage" office:value="0.988432576726797">
            <text:p>98.84%</text:p>
          </table:table-cell>
          <table:table-cell table:style-name="ce4" table:formula="of:=[.L41]/[.C12]" office:value-type="percentage" office:value="0.987978161918006">
            <text:p>98.80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17]/[.O4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18]/[.O4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19]/[.O47]" office:value-type="percentage" office:value="1.01310043668122">
            <text:p>101.31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20]/[.O48]" office:value-type="percentage" office:value="0">
            <text:p>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3" table:formula="of:=[.O21]/[.O4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3" table:formula="of:=[.O22]/[.O50]" office:value-type="percentage" office:value="1.0276244248378">
            <text:p>102.7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3" table:formula="of:=[.O23]/[.O51]" office:value-type="percentage" office:value="1.0016809625837">
            <text:p>100.17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3" table:formula="of:=[.O24]/[.O52]" office:value-type="percentage" office:value="1.28571428571429">
            <text:p>128.57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25]/[.O53]" office:value-type="percentage" office:value="1.16666666666667">
            <text:p>116.67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26]/[.O5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3" table:formula="of:=[.O27]/[.O55]" office:value-type="percentage" office:value="1.0038022506036">
            <text:p>100.38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3" table:formula="of:=[.O28]/[.O56]" office:value-type="percentage" office:value="1.00886057032765">
            <text:p>100.89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3" table:formula="of:=[.O29]/[.O57]" office:value-type="percentage" office:value="0.996588279167425">
            <text:p>99.6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3" table:formula="of:=[.O30]/[.O5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31]/[.O5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 table:formula="of:=[.O32]/[.O6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33]/[.O6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34]/[.O6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 table:formula="of:=[.O35]/[.O6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36]/[.O6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3" table:formula="of:=[.O37]/[.O6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38]/[.O66]" office:value-type="percentage" office:value="0.990741536346451">
            <text:p>99.07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3" table:formula="of:=[.O39]/[.O67]" office:value-type="percentage" office:value="0">
            <text:p>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50.008464">
            <text:p>550.01</text:p>
          </table:table-cell>
          <table:table-cell table:style-name="ce16" table:formula="of:=SUM([.L16:.L40])" office:value-type="float" office:value="2707.35221">
            <text:p>2,707.35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3" table:formula="of:=[.O44]/[.O72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69]/[.B12]" office:value-type="percentage" office:value="0.995463415887749">
            <text:p>99.55%</text:p>
          </table:table-cell>
          <table:table-cell table:style-name="ce4" table:formula="of:=[.L69]/[.C12]" office:value-type="percentage" office:value="0.993437583886935">
            <text:p>99.34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45]/[.O7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46]/[.O7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3" table:formula="of:=[.O47]/[.O75]" office:value-type="percentage" office:value="0.987068965517241">
            <text:p>98.71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3" table:formula="of:=[.O48]/[.O7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3" table:formula="of:=[.O49]/[.O7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3" table:formula="of:=[.O50]/[.O78]" office:value-type="percentage" office:value="1.03513958398882">
            <text:p>103.51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3" table:formula="of:=[.O51]/[.O79]" office:value-type="percentage" office:value="0.871978725600958">
            <text:p>87.2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52]/[.O8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3" table:formula="of:=[.O53]/[.O81]" office:value-type="percentage" office:value="0.857142857142857">
            <text:p>85.71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54]/[.O8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3" table:formula="of:=[.O55]/[.O83]" office:value-type="percentage" office:value="0.998326637687512">
            <text:p>99.83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3" table:formula="of:=[.O56]/[.O84]" office:value-type="percentage" office:value="0.997544565413818">
            <text:p>99.75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3" table:formula="of:=[.O57]/[.O85]" office:value-type="percentage" office:value="1.02581828610052">
            <text:p>102.58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 table:formula="of:=[.O58]/[.O8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59]/[.O8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 table:formula="of:=[.O60]/[.O8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61]/[.O8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62]/[.O9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 table:formula="of:=[.O63]/[.O9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64]/[.O9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3" table:formula="of:=[.O65]/[.O93]" office:value-type="percentage" office:value="0">
            <text:p>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3" table:formula="of:=[.O66]/[.O94]" office:value-type="percentage" office:value="1.00934498384684">
            <text:p>100.93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3" table:formula="of:=[.O67]/[.O95]" office:value-type="percentage" office:value="2">
            <text:p>2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53.92074">
            <text:p>553.92</text:p>
          </table:table-cell>
          <table:table-cell table:style-name="ce16" table:formula="of:=SUM([.L44:.L68])" office:value-type="float" office:value="2722.31264">
            <text:p>2,722.31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3" table:formula="of:=[.O72]/[.O100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97]/[.B12]" office:value-type="percentage" office:value="1.00033377955885">
            <text:p>100.03%</text:p>
          </table:table-cell>
          <table:table-cell table:style-name="ce4" table:formula="of:=[.L97]/[.C12]" office:value-type="percentage" office:value="1.00118175572008">
            <text:p>100.12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73]/[.O10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74]/[.O10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75]/[.O10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76]/[.O10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3" table:formula="of:=[.O77]/[.O10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3" table:formula="of:=[.O78]/[.O106]" office:value-type="percentage" office:value="0.981889537090314">
            <text:p>98.19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3" table:formula="of:=[.O79]/[.O107]" office:value-type="percentage" office:value="1.01617292848923">
            <text:p>101.62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80]/[.O108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81]/[.O109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82]/[.O11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3" table:formula="of:=[.O83]/[.O11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3" table:formula="of:=[.O84]/[.O112]" office:value-type="percentage" office:value="0.989941909671122">
            <text:p>98.99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3" table:formula="of:=[.O85]/[.O113]" office:value-type="percentage" office:value="0.994562153760856">
            <text:p>99.4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 table:formula="of:=[.O86]/[.O11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87]/[.O11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 table:formula="of:=[.O88]/[.O11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89]/[.O11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90]/[.O11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 table:formula="of:=[.O91]/[.O11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92]/[.O12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93]/[.O12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94]/[.O12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95]/[.O123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56.63083">
            <text:p>556.63</text:p>
          </table:table-cell>
          <table:table-cell table:style-name="ce16" table:formula="of:=SUM([.L72:.L96])" office:value-type="float" office:value="2743.53396">
            <text:p>2,743.5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3" table:formula="of:=[.O100]/[.O129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125]/[.B12]" office:value-type="percentage" office:value="1">
            <text:p>100.00%</text:p>
          </table:table-cell>
          <table:table-cell table:style-name="ce4" table:formula="of:=[.L125]/[.C12]" office:value-type="percentage" office:value="1">
            <text:p>100.0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101]/[.O13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102]/[.O13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103]/[.O13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104]/[.O13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3" table:formula="of:=[.O106]/[.O135]" office:value-type="percentage" office:value="1.0170364">
            <text:p>101.7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3" table:formula="of:=[.O107]/[.O136]" office:value-type="percentage" office:value="0.998204832155311">
            <text:p>99.82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108]/[.O137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109]/[.O138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110]/[.O139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3" table:formula="of:=[.O111]/[.O140]" office:value-type="percentage" office:value="1.00144587269551">
            <text:p>100.14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3" table:formula="of:=[.O112]/[.O141]" office:value-type="percentage" office:value="1.07649508894454">
            <text:p>107.65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3" table:formula="of:=[.O113]/[.O142]" office:value-type="percentage" office:value="1.04301837553003">
            <text:p>104.3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115]/[.O14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117]/[.O14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118]/[.O14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120]/[.O149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121]/[.O15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122]/[.O15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123]/[.O152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56.4451">
            <text:p>556.45</text:p>
          </table:table-cell>
          <table:table-cell table:style-name="ce16" table:formula="of:=SUM([.L100:.L124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3" table:formula="of:=[.O129]/[.O157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54]/[.B12]" office:value-type="percentage" office:value="1.00591652258237">
            <text:p>100.59%</text:p>
          </table:table-cell>
          <table:table-cell table:style-name="ce4" table:formula="of:=[.L154]/[.C12]" office:value-type="percentage" office:value="1.0110688788465">
            <text:p>101.1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130]/[.O15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131]/[.O15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132]/[.O16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133]/[.O16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3" table:formula="of:=[.O135]/[.O16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3" table:formula="of:=[.O136]/[.O164]" office:value-type="percentage" office:value="1.01681835238745">
            <text:p>101.68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3" table:formula="of:=[.O137]/[.O16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3" table:formula="of:=[.O138]/[.O166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3" table:formula="of:=[.O139]/[.O167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3" table:formula="of:=[.O140]/[.O168]" office:value-type="percentage" office:value="0.999565277711578">
            <text:p>99.9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3" table:formula="of:=[.O141]/[.O169]" office:value-type="percentage" office:value="0.990283885298991">
            <text:p>99.03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3" table:formula="of:=[.O142]/[.O170]" office:value-type="percentage" office:value="0.995705629765138">
            <text:p>99.57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144]/[.O17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146]/[.O17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147]/[.O17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149]/[.O177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150]/[.O178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151]/[.O179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152]/[.O180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9:.K153])" office:value-type="float" office:value="559.73732">
            <text:p>559.74</text:p>
          </table:table-cell>
          <table:table-cell table:style-name="ce16" table:formula="of:=SUM([.L129:.L153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82]/[.B12]" office:value-type="percentage" office:value="0.997934503691379">
            <text:p>99.79%</text:p>
          </table:table-cell>
          <table:table-cell table:style-name="ce4" table:formula="of:=[.L182]/[.C12]" office:value-type="percentage" office:value="1.01176766473661">
            <text:p>101.1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2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7:.K181])" office:value-type="float" office:value="555.2957647">
            <text:p>555.30</text:p>
          </table:table-cell>
          <table:table-cell table:style-name="ce16" table:formula="of:=SUM([.L157:.L181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392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116:stage.C13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10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7T10:47:19</dc:date>
    <dc:creator>Balaji Iyengar</dc:creator>
    <meta:editing-duration>PT1705H17M50S</meta:editing-duration>
    <meta:editing-cycles>544</meta:editing-cycles>
    <meta:document-statistic meta:table-count="3" meta:cell-count="1195" meta:object-count="0"/>
    <meta:user-defined meta:name=""/>
  </office:meta>
</office:document-meta>
</file>